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1a" officeooo:paragraph-rsid="0010e31a"/>
    </style:style>
    <style:style style:name="P2" style:family="paragraph" style:parent-style-name="Standard">
      <style:text-properties officeooo:rsid="00122292" officeooo:paragraph-rsid="00122292"/>
    </style:style>
    <style:style style:name="P3" style:family="paragraph" style:parent-style-name="Standard">
      <style:text-properties officeooo:rsid="0012bcf7" officeooo:paragraph-rsid="0012bcf7"/>
    </style:style>
    <style:style style:name="P4" style:family="paragraph" style:parent-style-name="Preformatted_20_Text">
      <style:text-properties officeooo:rsid="0012bcf7" officeooo:paragraph-rsid="0012bcf7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6" style:family="paragraph" style:parent-style-name="Text_20_body">
      <style:text-properties officeooo:rsid="00143c50" officeooo:paragraph-rsid="00143c50"/>
    </style:style>
    <style:style style:name="P7" style:family="paragraph" style:parent-style-name="Text_20_body">
      <style:text-properties officeooo:rsid="0014f5c9" officeooo:paragraph-rsid="0014f5c9"/>
    </style:style>
    <style:style style:name="P8" style:family="paragraph" style:parent-style-name="Text_20_body">
      <style:text-properties officeooo:rsid="00154afd" officeooo:paragraph-rsid="00154afd"/>
    </style:style>
    <style:style style:name="P9" style:family="paragraph" style:parent-style-name="Text_20_body">
      <style:text-properties officeooo:rsid="00165b30" officeooo:paragraph-rsid="00165b30"/>
    </style:style>
    <style:style style:name="P10" style:family="paragraph" style:parent-style-name="Text_20_body">
      <style:text-properties officeooo:rsid="00182abf" officeooo:paragraph-rsid="00182abf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2" style:family="text">
      <style:text-properties fo:font-variant="normal" fo:text-transform="none" fo:color="#000000" fo:letter-spacing="normal" fo:background-color="#eeeeee" loext:char-shading-value="0" fo:padding="0in" fo:border="none"/>
    </style:style>
    <style:style style:name="T3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add on hover</text:p>
      <text:p text:style-name="P1">make tables same size</text:p>
      <text:p text:style-name="P1">cookie monster change picture from edi administrator</text:p>
      <text:p text:style-name="P1">make marked off boxes lighter</text:p>
      <text:p text:style-name="P1">make 25% bigger on all the pages</text:p>
      <text:p text:style-name="P2">consistent buttons</text:p>
      <text:p text:style-name="P3">make calendar prettier</text:p>
      <text:p text:style-name="P4"><text:span text:style-name="Source_20_Text"><text:span text:style-name="T1">input[</text:span></text:span><text:span text:style-name="Source_20_Text"><text:span text:style-name="T3">readonly</text:span></text:span><text:span text:style-name="Source_20_Text"><text:span text:style-name="T1">]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background-color:blue;</text:span></text:span></text:p>
      <text:p text:style-name="P5"><text:span text:style-name="Source_20_Text"><text:span text:style-name="T1">}</text:span></text:span></text:p>
      <text:p text:style-name="P6"/>
      <text:p text:style-name="P7">make question in header of accordian move into body of accordian</text:p>
      <text:p text:style-name="P8">if question too big add ellipses</text:p>
      <text:p text:style-name="P9">approve button should not open tab</text:p>
      <text:p text:style-name="P10">onhover fill in the blank questions instead of clicking on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01:27.841887840</meta:creation-date>
    <dc:date>2015-07-24T16:16:09.372122107</dc:date>
    <meta:editing-duration>PT26M41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70" meta:character-count="433" meta:non-whitespace-character-count="374"/>
  </office:meta>
</office:document-meta>
</file>